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heads_20_2" draw:fill="none" draw:textarea-vertical-align="middle"/>
    </style:style>
    <style:style style:name="gr5" style:family="graphic" style:parent-style-name="objectwithoutfill">
      <style:graphic-properties svg:stroke-color="#000000" draw:marker-end="Arrowheads_20_1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81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358cm"/>
    </style:style>
    <style:style style:name="gr10" style:family="graphic" style:parent-style-name="objectwithoutfill">
      <style:graphic-properties draw:stroke="dash" draw:stroke-dash="Fine_20_Dashed" svg:stroke-color="#000000" draw:marker-end="Arrowheads_20_3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62cm"/>
    </style:style>
    <style:style style:name="gr12" style:family="graphic" style:parent-style-name="standard">
      <style:graphic-properties draw:marker-start="Arrowheads_20_1" draw:marker-end="Arrowheads_20_2" draw:textarea-vertical-align="middle"/>
    </style:style>
    <style:style style:name="gr13" style:family="graphic" style:parent-style-name="standard">
      <style:graphic-properties draw:stroke="dash" draw:stroke-dash="Fine_20_Dashed" svg:stroke-color="#000000" draw:marker-end="Arrowheads_20_3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64cm" svg:height="2.294cm" svg:x="3.875cm" svg:y="4.294cm">
          <text:p text:style-name="P1">Processing</text:p>
          <text:p text:style-name="P1">System</text:p>
          <text:p text:style-name="P1">(AR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937cm" svg:height="2.54cm" svg:x="10.652cm" svg:y="4.175cm">
          <text:p text:style-name="P1">AXI</text:p>
          <text:p text:style-name="P1">Crossb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191cm" svg:height="2.381cm" svg:x="2.016cm" svg:y="15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297cm" svg:y1="16.475cm" svg:x2="3.567cm" svg:y2="16.475cm">
          <text:p/>
        </draw:line>
        <draw:line draw:style-name="gr5" draw:text-style-name="P1" draw:layer="layout" svg:x1="2.297cm" svg:y1="16.054cm" svg:x2="3.567cm" svg:y2="16.054cm">
          <text:p/>
        </draw:line>
        <draw:frame draw:style-name="gr6" draw:text-style-name="P2" draw:layer="layout" svg:width="5.588cm" svg:height="0.631cm" svg:x="3.667cm" svg:y="15.863cm">
          <draw:text-box>
            <text:p><text:span text:style-name="T1">AXI master</text:span></text:p>
          </draw:text-box>
        </draw:frame>
        <draw:frame draw:style-name="gr6" draw:text-style-name="P2" draw:layer="layout" svg:width="5.588cm" svg:height="0.631cm" svg:x="3.667cm" svg:y="16.244cm">
          <draw:text-box>
            <text:p><text:span text:style-name="T1">AXI slave</text:span></text:p>
          </draw:text-box>
        </draw:frame>
        <draw:line draw:style-name="gr7" draw:text-style-name="P1" draw:layer="layout" svg:x1="2.016cm" svg:y1="15.859cm" svg:x2="6.207cm" svg:y2="15.859cm">
          <text:p/>
        </draw:line>
        <draw:frame draw:style-name="gr6" draw:text-style-name="P3" draw:layer="layout" svg:width="5.588cm" svg:height="0.631cm" svg:x="3.159cm" svg:y="15.25cm">
          <draw:text-box>
            <text:p><text:span text:style-name="T2">Legend</text:span></text:p>
          </draw:text-box>
        </draw:frame>
        <draw:custom-shape draw:style-name="gr3" draw:text-style-name="P1" draw:layer="layout" svg:width="20.32cm" svg:height="11.557cm" svg:x="2.016cm" svg:y="2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81cm" svg:height="1.978cm" svg:x="16.621cm" svg:y="4.429cm">
          <text:p text:style-name="P1">AXI</text:p>
          <text:p text:style-name="P1">QSPI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348cm" svg:height="1.297cm" draw:transform="rotate (1.5692255304681) translate (2.27cm 17.04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2" draw:layer="layout" svg:width="5.588cm" svg:height="0.608cm" svg:x="3.667cm" svg:y="16.621cm">
          <draw:text-box>
            <text:p><text:span text:style-name="T1">Port</text:span></text:p>
          </draw:text-box>
        </draw:frame>
        <draw:line draw:style-name="gr10" draw:text-style-name="P1" draw:layer="layout" svg:x1="2.297cm" svg:y1="17.324cm" svg:x2="3.567cm" svg:y2="17.324cm">
          <text:p/>
        </draw:line>
        <draw:frame draw:style-name="gr6" draw:text-style-name="P2" draw:layer="layout" svg:width="5.588cm" svg:height="0.631cm" svg:x="3.667cm" svg:y="17.006cm">
          <draw:text-box>
            <text:p><text:span text:style-name="T1">IRQ line</text:span></text:p>
          </draw:text-box>
        </draw:frame>
        <draw:custom-shape draw:style-name="gr2" draw:text-style-name="P1" xml:id="id3" draw:id="id3" draw:layer="layout" svg:width="3.937cm" svg:height="2.54cm" svg:x="10.779cm" svg:y="8.747cm">
          <text:p text:style-name="P1">AXI</text:p>
          <text:p text:style-name="P1">Crossb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7cm" svg:height="2.54cm" svg:x="5.318cm" svg:y="1.6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4" draw:layer="layout" svg:width="3.937cm" svg:height="1.012cm" svg:x="4.683cm" svg:y="1cm">
          <draw:text-box>
            <text:p><text:span text:style-name="T3">DDR interface</text:span></text:p>
          </draw:text-box>
        </draw:frame>
        <draw:connector draw:style-name="gr12" draw:text-style-name="P1" draw:layer="layout" svg:x1="8.239cm" svg:y1="5.441cm" svg:x2="10.652cm" svg:y2="5.445cm" draw:start-shape="id1" draw:start-glue-point="1" draw:end-shape="id2" draw:end-glue-point="6" svg:d="M8239 5441h1207v4h1206" svg:viewBox="0 0 2414 5">
          <text:p/>
        </draw:connector>
        <draw:connector draw:style-name="gr12" draw:text-style-name="P1" draw:layer="layout" svg:x1="6.057cm" svg:y1="6.588cm" svg:x2="10.779cm" svg:y2="10.017cm" draw:start-shape="id1" draw:start-glue-point="2" draw:end-shape="id3" draw:end-glue-point="6" svg:d="M6057 6588v3429h4722" svg:viewBox="0 0 4723 3430">
          <text:p/>
        </draw:connector>
        <draw:custom-shape draw:style-name="gr1" draw:text-style-name="P1" xml:id="id4" draw:id="id4" draw:layer="layout" svg:width="3.556cm" svg:height="6.35cm" svg:x="16.748cm" svg:y="6.842cm">
          <text:p text:style-name="P1">Zen 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14.716cm" svg:y1="10.017cm" svg:x2="16.748cm" svg:y2="10.017cm" draw:start-shape="id3" draw:start-glue-point="10" draw:end-shape="id4" svg:d="M14716 10017h2032" svg:viewBox="0 0 2033 1">
          <text:p/>
        </draw:connector>
        <draw:connector draw:style-name="gr12" draw:text-style-name="P1" draw:layer="layout" svg:x1="14.589cm" svg:y1="5.445cm" svg:x2="16.621cm" svg:y2="5.418cm" draw:start-shape="id2" draw:start-glue-point="10" draw:end-shape="id5" draw:end-glue-point="3" svg:d="M14589 5445h1016v-27h1016" svg:viewBox="0 0 2033 28">
          <text:p/>
        </draw:connector>
        <draw:connector draw:style-name="gr13" draw:text-style-name="P1" draw:layer="layout" svg:x1="18.526cm" svg:y1="13.192cm" svg:x2="3.875cm" svg:y2="5.441cm" draw:start-shape="id4" draw:start-glue-point="2" draw:end-shape="id1" draw:end-glue-point="3" svg:d="M18526 13192v502h-15152v-8253h501" svg:viewBox="0 0 15153 8254">
          <text:p/>
        </draw:connector>
        <draw:frame draw:style-name="gr11" draw:text-style-name="P5" draw:layer="layout" svg:width="3.937cm" svg:height="1.012cm" svg:x="9.636cm" svg:y="13.065cm">
          <draw:text-box>
            <text:p><text:span text:style-name="T4">IRQ</text:span></text:p>
          </draw:text-box>
        </draw:frame>
        <draw:custom-shape draw:style-name="gr8" draw:text-style-name="P1" draw:layer="layout" svg:width="1.27cm" svg:height="3.17cm" draw:transform="rotate (-1.56416407563732) translate (23.601cm 4.78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27cm" svg:height="3.299cm" draw:transform="rotate (-1.56416407563732) translate (23.603cm 9.2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4" draw:layer="layout" svg:width="3.937cm" svg:height="1.012cm" svg:x="23.606cm" svg:y="5.064cm">
          <draw:text-box>
            <text:p><text:span text:style-name="T3">QPSI interface</text:span></text:p>
          </draw:text-box>
        </draw:frame>
        <draw:frame draw:style-name="gr11" draw:text-style-name="P4" draw:layer="layout" svg:width="3.937cm" svg:height="1.012cm" svg:x="23.606cm" svg:y="9.513cm">
          <draw:text-box>
            <text:p><text:span text:style-name="T3">FPGA interf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2" draw:display-name="Arrowheads 2" svg:viewBox="0 0 1131 1131" svg:d="M0 564l564 567 567-567-567-564z"/>
    <draw:marker draw:name="Arrowheads_20_3" draw:display-name="Arrowheads 3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1:00:06.589037753</meta:creation-date>
    <dc:date>2015-07-01T12:50:34.181933873</dc:date>
    <meta:editing-duration>PT56M5S</meta:editing-duration>
    <meta:editing-cycles>41</meta:editing-cycles>
    <meta:generator>LibreOffice/4.2.8.2$Linux_X86_64 LibreOffice_project/420m0$Build-2</meta:generator>
    <meta:document-statistic meta:object-count="29"/>
  </office:meta>
</office:document-meta>
</file>